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2a1ae" officeooo:paragraph-rsid="0012a1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how are you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ython </meta:initial-creator>
    <meta:creation-date>2018-10-18T12:34:39.419811244</meta:creation-date>
    <dc:date>2018-10-18T12:35:05.082012913</dc:date>
    <dc:creator>python </dc:creator>
    <meta:editing-duration>PT26S</meta:editing-duration>
    <meta:editing-cycles>1</meta:editing-cycles>
    <meta:document-statistic meta:table-count="0" meta:image-count="0" meta:object-count="0" meta:page-count="1" meta:paragraph-count="1" meta:word-count="4" meta:character-count="18" meta:non-whitespace-character-count="15"/>
    <meta:generator>LibreOffice/4.3.3.2$Linux_X86_64 LibreOffice_project/430m0$Build-2</meta:generator>
  </office:meta>
</office:document-meta>
</file>